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mbria" svg:font-family="Cambr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4.6431in" table:align="left"/>
    </style:style>
    <style:style style:name="Table1.A" style:family="table-column">
      <style:table-column-properties style:column-width="1.5188in"/>
    </style:style>
    <style:style style:name="Table1.B" style:family="table-column">
      <style:table-column-properties style:column-width="3.1243in"/>
    </style:style>
    <style:style style:name="Table1.A1" style:family="table-cell">
      <style:table-cell-properties style:vertical-align="middle" fo:padding="0.0194in" fo:border="none"/>
    </style:style>
    <style:style style:name="Table2" style:family="table">
      <style:table-properties style:width="3.6285in" table:align="left"/>
    </style:style>
    <style:style style:name="Table2.A" style:family="table-column">
      <style:table-column-properties style:column-width="0.9396in"/>
    </style:style>
    <style:style style:name="Table2.B" style:family="table-column">
      <style:table-column-properties style:column-width="2.6889in"/>
    </style:style>
    <style:style style:name="Table2.A1" style:family="table-cell">
      <style:table-cell-properties style:vertical-align="middle" fo:padding="0.0194in" fo:border="none"/>
    </style:style>
    <style:style style:name="P1" style:family="paragraph" style:parent-style-name="Heading_20_1" style:master-page-name="PM2">
      <style:paragraph-properties fo:margin-left="0in" fo:margin-right="0in" fo:margin-top="0in" fo:margin-bottom="0.2083in" style:contextual-spacing="false" fo:text-align="start" style:justify-single-word="false" fo:orphans="2" fo:widows="2" fo:text-indent="0in" style:auto-text-indent="false" style:page-number="auto" fo:padding="0in" fo:border-left="none" fo:border-right="none" fo:border-top="none" fo:border-bottom="0.99pt solid #4e81bd"/>
      <style:text-properties fo:color="#000000" loext:opacity="100%" style:font-name="Cambria" fo:font-size="11pt" fo:letter-spacing="normal" style:font-name-asian="Cambria" style:font-size-asian="11pt" style:font-name-complex="Cambria" style:font-size-complex="11pt"/>
    </style:style>
    <style:style style:name="P2" style:family="paragraph" style:parent-style-name="Heading_20_2">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3" style:family="paragraph" style:parent-style-name="Text_20_body">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4" style:family="paragraph" style:parent-style-name="Text_20_body">
      <style:paragraph-properties fo:margin-top="0in" fo:margin-bottom="0.2083in" style:contextual-spacing="false" fo:orphans="2" fo:widows="2"/>
      <style:text-properties fo:color="#000000" loext:opacity="100%" style:font-name="Cambria" fo:font-size="11pt" officeooo:rsid="000cc91c" officeooo:paragraph-rsid="000cc91c" style:font-name-asian="Cambria" style:font-size-asian="11pt" style:font-name-complex="Cambria" style:font-size-complex="11pt"/>
    </style:style>
    <style:style style:name="P5" style:family="paragraph" style:parent-style-name="Text_20_body" style:list-style-name="L1">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6" style:family="paragraph" style:parent-style-name="Text_20_body" style:list-style-name="L2">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7" style:family="paragraph" style:parent-style-name="Text_20_body" style:list-style-name="L3">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8" style:family="paragraph" style:parent-style-name="Text_20_body" style:list-style-name="L4">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9" style:family="paragraph" style:parent-style-name="Text_20_body" style:list-style-name="L5">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10" style:family="paragraph" style:parent-style-name="Text_20_body" style:list-style-name="L6">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11" style:family="paragraph" style:parent-style-name="Text_20_body">
      <style:paragraph-properties fo:margin-top="0in" fo:margin-bottom="0.2083in" style:contextual-spacing="false" fo:orphans="2" fo:widows="2"/>
      <style:text-properties fo:color="#000000" loext:opacity="100%" style:font-name="Cambria" fo:font-size="11pt" officeooo:rsid="000bc5ec" officeooo:paragraph-rsid="000bc5ec" style:font-name-asian="Cambria" style:font-size-asian="11pt" style:font-name-complex="Cambria" style:font-size-complex="11pt"/>
    </style:style>
    <style:style style:name="P12" style:family="paragraph" style:parent-style-name="Text_20_body" style:list-style-name="L7">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13" style:family="paragraph" style:parent-style-name="Text_20_body" style:list-style-name="L7">
      <style:paragraph-properties fo:margin-top="0in" fo:margin-bottom="0.2083in" style:contextual-spacing="false" fo:orphans="2" fo:widows="2"/>
      <style:text-properties fo:color="#000000" loext:opacity="100%" style:font-name="Cambria" fo:font-size="11pt" officeooo:rsid="000bc5ec" officeooo:paragraph-rsid="000bc5ec" style:font-name-asian="Cambria" style:font-size-asian="11pt" style:font-name-complex="Cambria" style:font-size-complex="11pt"/>
    </style:style>
    <style:style style:name="P14" style:family="paragraph" style:parent-style-name="Heading_20_3">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15" style:family="paragraph" style:parent-style-name="Preformatted_20_Text">
      <style:paragraph-properties fo:orphans="2" fo:widows="2"/>
      <style:text-properties fo:color="#000000" loext:opacity="100%" style:font-name="Cambria" fo:font-size="11pt" style:font-name-asian="Cambria" style:font-size-asian="11pt" style:font-name-complex="Cambria" style:font-size-complex="11pt"/>
    </style:style>
    <style:style style:name="P16" style:family="paragraph" style:parent-style-name="Preformatted_20_Text">
      <style:paragraph-properties fo:margin-left="0in" fo:margin-right="0in" fo:orphans="2" fo:widows="2" fo:text-indent="0in" style:auto-text-indent="false" style:writing-mode="lr-tb"/>
      <style:text-properties fo:color="#000000" loext:opacity="100%" style:font-name="Cambria" fo:font-size="11pt" style:font-name-asian="Cambria" style:font-size-asian="11pt" style:font-name-complex="Cambria" style:font-size-complex="11pt"/>
    </style:style>
    <style:style style:name="P17" style:family="paragraph" style:parent-style-name="Preformatted_20_Text">
      <style:paragraph-properties fo:margin-top="0in" fo:margin-bottom="0.2083in" style:contextual-spacing="false" fo:orphans="2" fo:widows="2" style:writing-mode="lr-tb"/>
      <style:text-properties fo:color="#000000" loext:opacity="100%" style:font-name="Cambria" fo:font-size="11pt" style:font-name-asian="Cambria" style:font-size-asian="11pt" style:font-name-complex="Cambria" style:font-size-complex="11pt"/>
    </style:style>
    <style:style style:name="P18" style:family="paragraph" style:parent-style-name="Text_20_body" style:list-style-name="L8">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19" style:family="paragraph" style:parent-style-name="Text_20_body" style:list-style-name="L9">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0" style:family="paragraph" style:parent-style-name="Text_20_body" style:list-style-name="L10">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1" style:family="paragraph" style:parent-style-name="Text_20_body" style:list-style-name="L11">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2" style:family="paragraph" style:parent-style-name="Text_20_body" style:list-style-name="L12">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3" style:family="paragraph" style:parent-style-name="Text_20_body" style:list-style-name="L13">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4" style:family="paragraph" style:parent-style-name="Heading_20_4">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5" style:family="paragraph" style:parent-style-name="Text_20_body" style:list-style-name="L14">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6" style:family="paragraph" style:parent-style-name="Text_20_body" style:list-style-name="L15">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7" style:family="paragraph" style:parent-style-name="Text_20_body" style:list-style-name="L16">
      <style:paragraph-properties fo:margin-top="0in" fo:margin-bottom="0.2083in" style:contextual-spacing="false" fo:orphans="2" fo:widows="2"/>
      <style:text-properties fo:color="#000000" loext:opacity="100%" style:font-name="Cambria" fo:font-size="11pt" style:font-name-asian="Cambria" style:font-size-asian="11pt" style:font-name-complex="Cambria" style:font-size-complex="11pt"/>
    </style:style>
    <style:style style:name="P28" style:family="paragraph" style:parent-style-name="Standard">
      <style:paragraph-properties fo:margin-left="0in" fo:margin-right="0in" fo:margin-top="0in" fo:margin-bottom="0.2083in" style:contextual-spacing="false" fo:text-align="start" style:justify-single-word="false" fo:orphans="2" fo:widows="2" fo:text-indent="0in" style:auto-text-indent="false" fo:padding="0in" fo:border-left="none" fo:border-right="none" fo:border-top="none" fo:border-bottom="0.99pt solid #4e81bd"/>
      <style:text-properties fo:color="#000000" loext:opacity="100%" style:font-name="Cambria" fo:font-size="11pt" fo:letter-spacing="normal" style:font-name-asian="Cambria" style:font-size-asian="11pt" style:font-name-complex="Cambria" style:font-size-complex="11pt"/>
    </style:style>
    <style:style style:name="T1" style:family="text">
      <style:text-properties officeooo:rsid="000bc5ec"/>
    </style:style>
    <style:style style:name="T2" style:family="text">
      <style:text-properties officeooo:rsid="000cc91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lid Microservices Prototype Specification</text:h>
      <text:h text:style-name="P2" text:outline-level="2">Introduction</text:h>
      <text:p text:style-name="P3">This document outlines the implementation plan for a modular microservices-based prototype system hosted locally on a Mac. The system includes a Solid-compliant Personal Data Store (PDS), services for issuing and verifying Verifiable Credentials (VCs), a user interface for WebID-based authentication and credential management, and integration with an existing MERN stack benefit application.</text:p>
      <text:p text:style-name="P4">Define and implement a strategy to deliver these services incrementally in a modular fashion. <text:s/>Every service build should have no knowledge of internals of other services and should only communicet via well defined API. <text:s/>Create the parent folder and sub folders as modules and push to git. <text:s/>The parent should manage the overall delivery. <text:s/>Draft specifications for each service and put in a specifications folder in each modules repo. <text:s/>If we need tp copy across api spec to other modules as we build previous module put that in plan.</text:p>
      <text:p text:style-name="P4">This needs to be a simple, modular implementation approach where we can build each module independantly of others. <text:s/>This is critical.</text:p>
      <text:h text:style-name="P2" text:outline-level="2">Core Services</text:h>
      <text:list text:style-name="L1">
        <text:list-item>
          <text:p text:style-name="P5"><text:span text:style-name="Strong_20_Emphasis">Solid PDS (Community Solid Server)</text:span>: Hosts user pods and WebIDs.</text:p>
        </text:list-item>
        <text:list-item>
          <text:p text:style-name="P5"><text:span text:style-name="Strong_20_Emphasis">VC </text:span><text:span text:style-name="Strong_20_Emphasis"><text:span text:style-name="T1">Consumer/verifier</text:span></text:span><text:span text:style-name="Strong_20_Emphasis"> Service</text:span>: <text:span text:style-name="T1">consumes VC from PDS and </text:span>Verifies VCs using DID resolution and signature validation.</text:p>
        </text:list-item>
        <text:list-item>
          <text:p text:style-name="P5"><text:span text:style-name="Strong_20_Emphasis">Test VC Creator Service</text:span>: Generates mock credentials (name, address, DOB, benefit awards) signed as if issued by government departments <text:span text:style-name="T1">and publishes to PDS.</text:span></text:p>
        </text:list-item>
        <text:list-item>
          <text:p text:style-name="P5"><text:span text:style-name="Strong_20_Emphasis">DID Registry Service</text:span>: Provides a lightweight service to register DIDs and associated DID Documents, retrieve DID Documents for verification, and optionally update or deactivate DIDs. This service ensures each microservice and external party can use decentralized identifiers in a verifiable way, supporting key lifecycle management and promoting interoperability across services.</text:p>
        </text:list-item>
      </text:list>
      <text:h text:style-name="P2" text:outline-level="2">Consumer Services</text:h>
      <text:list text:style-name="L2">
        <text:list-item>
          <text:p text:style-name="P6"><text:span text:style-name="Strong_20_Emphasis">React-based UI</text:span>: Allows users to register/login <text:span text:style-name="T1">to PDS </text:span>via WebID, request and manage VCs.</text:p>
        </text:list-item>
        <text:list-item>
          <text:p text:style-name="P6"><text:soft-page-break/><text:span text:style-name="Strong_20_Emphasis">MERN Stack Benefit Application</text:span>: <text:span text:style-name="T1">Allows user authenticate their WebID so the benefit app can </text:span>Retrieve and verifies <text:span text:style-name="T1">their</text:span> VCs from the user's Solid Pod and integrates validated data into <text:span text:style-name="T1">its existing </text:span>evidence processing pipeline.</text:p>
        </text:list-item>
      </text:list>
      <text:h text:style-name="P2" text:outline-level="2">Test VC Creator Service</text:h>
      <text:p text:style-name="P3">This microservice generates mock Verifiable Credentials for testing <text:span text:style-name="T1">allowing mern benefit app to consume</text:span>purposes. It uses Node.js and libraries such as <text:span text:style-name="Source_20_Text">did-jwt-vc</text:span> or <text:span text:style-name="Source_20_Text">@digitalbazaar/vc-js</text:span> to issue credentials. The credentials include attributes like name, address, date of birth, and benefit awards, and are signed using a DID (e.g., did:web or did:key).</text:p>
      <text:p text:style-name="P3">The service exposes a REST API to issue credentials and store them in the user's Solid Pod using <text:span text:style-name="Source_20_Text">@inrupt/solid-client</text:span>. The DID Registry Service <text:span text:style-name="T1">should</text:span> be used by this service to register and retrieve its DID Document.</text:p>
      <text:h text:style-name="P2" text:outline-level="2">Suggested Container Images</text:h>
      <text:list text:style-name="L3">
        <text:list-item>
          <text:p text:style-name="P7">Solid PDS: <text:span text:style-name="Source_20_Text">solidproject/community-solid-server</text:span></text:p>
        </text:list-item>
        <text:list-item>
          <text:p text:style-name="P7">VC Issuer: Node.js base image with VC libraries (<text:span text:style-name="Source_20_Text">node:18-alpine</text:span>)</text:p>
        </text:list-item>
        <text:list-item>
          <text:p text:style-name="P7">VC Verifier: Node.js base image with VC verification libraries</text:p>
        </text:list-item>
        <text:list-item>
          <text:p text:style-name="P7">Test VC Creator: Node.js base image with VC issuance libraries</text:p>
        </text:list-item>
        <text:list-item>
          <text:p text:style-name="P7">DID Registry Service: Python (FastAPI) or Node.js (Express) base image</text:p>
        </text:list-item>
        <text:list-item>
          <text:p text:style-name="P7">React UI: Node.js base image with React build</text:p>
        </text:list-item>
        <text:list-item>
          <text:p text:style-name="P7">MERN App: Existing MERN stack container</text:p>
        </text:list-item>
      </text:list>
      <text:h text:style-name="P2" text:outline-level="2"><text:span text:style-name="T1">suggested </text:span>API Endpoints</text:h>
      <text:p text:style-name="P3"><text:span text:style-name="Strong_20_Emphasis">Test VC Creator API</text:span>:</text:p>
      <text:list text:style-name="L4">
        <text:list-item>
          <text:p text:style-name="P8">POST /issue-test-vc — Generate and sign a test VC</text:p>
        </text:list-item>
        <text:list-item>
          <text:p text:style-name="P8">GET /did — Retrieve the DID used for signing</text:p>
        </text:list-item>
      </text:list>
      <text:p text:style-name="P3"><text:span text:style-name="Strong_20_Emphasis">MERN App VC Module</text:span>:</text:p>
      <text:list text:style-name="L5">
        <text:list-item>
          <text:p text:style-name="P9"><text:soft-page-break/>GET /vc/fetch-from-pod — Retrieve VC from user's Solid Pod</text:p>
        </text:list-item>
        <text:list-item>
          <text:p text:style-name="P9">POST /vc/verify — Verify VC signature and extract data</text:p>
        </text:list-item>
      </text:list>
      <text:p text:style-name="P3"><text:span text:style-name="Strong_20_Emphasis">DID Registry Service</text:span>:</text:p>
      <text:list text:style-name="L6">
        <text:list-item>
          <text:p text:style-name="P10">POST /dids — Register a new DID and its DID Document</text:p>
        </text:list-item>
        <text:list-item>
          <text:p text:style-name="P10">GET /dids/:did — Retrieve a DID Document</text:p>
        </text:list-item>
        <text:list-item>
          <text:p text:style-name="P10">GET /dids — List all registered DIDs (optional)</text:p>
        </text:list-item>
      </text:list>
      <text:h text:style-name="P2" text:outline-level="2">Secrets and Key Management</text:h>
      <text:p text:style-name="P3">For this prototype, secrets such as private keys and DIDs <text:span text:style-name="T1">can</text:span> be generated locally and stored in <text:span text:style-name="Source_20_Text">.env</text:span> files or mounted volumes. Each service will manage its own keys independently. The DID Registry Service supports key rotation and revocation by enabling updates to DID Documents. Authentication between services will use Solid OIDC tokens.</text:p>
      <text:h text:style-name="P2" text:outline-level="2">Deployment Strategy</text:h>
      <text:p text:style-name="P11">The system must be as modular as possible, built as containerised microservices.</text:p>
      <text:p text:style-name="P4">All services should define API using open spec that can be consumed by other dependent services building ontefraces. <text:s/>They should be high;y cohesive and loosely coupled.</text:p>
      <text:p text:style-name="P11">Reuse existying container images wherever possible, if this cannot be done re-use existing code if possible.</text:p>
      <text:p text:style-name="P3">Each microservice <text:span text:style-name="T1">must</text:span> be maintained in its own Git repository and added to a parent orchestration repository as a Git submodule. The parent repo will contain a <text:span text:style-name="Source_20_Text">docker-compose.yml</text:span> file to build and run all services together. Services will communicate over Docker's internal network using service names.</text:p>
      <text:h text:style-name="P2" text:outline-level="2">Step-by-Step Implementation Plan</text:h>
      <text:list text:style-name="L7">
        <text:list-item>
          <text:p text:style-name="P12">Create the parent orchestration repository and initialize Docker Compose.</text:p>
        </text:list-item>
        <text:list-item>
          <text:p text:style-name="P12">Create separate Git repositories for each microservice: Solid PDS, VC Issuer, VC Verifier, Test VC Creator, DID Registry, React UI, MERN App.</text:p>
        </text:list-item>
        <text:list-item>
          <text:p text:style-name="P12">Add each microservice to the parent repo as a Git submodule.</text:p>
        </text:list-item>
        <text:list-item>
          <text:p text:style-name="P12"><text:soft-page-break/>Implement the Solid PDS using the Community Solid Server container.</text:p>
        </text:list-item>
        <text:list-item>
          <text:p text:style-name="P12">Implement the Test VC Creator to generate mock credentials and sign them using DIDs <text:span text:style-name="T1">using registry. <text:s/>Add them to users PDS.</text:span></text:p>
        </text:list-item>
        <text:list-item>
          <text:p text:style-name="P12">Implement the DID Registry Service to manage DID registration, resolution, and document updates.</text:p>
        </text:list-item>
        <text:list-item>
          <text:p text:style-name="P12">Implement the React UI for user registration, login, and VC management.</text:p>
        </text:list-item>
        <text:list-item>
          <text:p text:style-name="P12">Extend the <text:span text:style-name="T1">existing </text:span>MERN stack app to retrieve and verify VCs from the user's Solid Pod.</text:p>
        </text:list-item>
        <text:list-item>
          <text:p text:style-name="P12">Use Docker Compose <text:span text:style-name="T1">in parent directory </text:span>to wire all services together and expose necessary ports.</text:p>
        </text:list-item>
        <text:list-item>
          <text:p text:style-name="P12">Use Cloudflared to expose the local environment securely if needed.</text:p>
        </text:list-item>
        <text:list-item>
          <text:p text:style-name="P13">Ideally use test driven developmengt. <text:s/>Implement test framewor FIRST and then build services testing against it.</text:p>
        </text:list-item>
      </text:list>
      <text:h text:style-name="P2" text:outline-level="2">Appendix: Implementation Details <text:s/><text:span text:style-name="T2">Suugestions Only.</text:span></text:h>
      <text:h text:style-name="P14" text:outline-level="3">Sample Verifiable Credential</text:h>
      <text:p text:style-name="P15">json</text:p>
      <text:p text:style-name="P15">CopyEdit</text:p>
      <text:p text:style-name="P16"><text:span text:style-name="Source_20_Text">{</text:span></text:p>
      <text:p text:style-name="P17"><text:span text:style-name="Source_20_Text"><text:s text:c="2"/>"@context": ["https://www.w3.org/2018/credentials/v1"],</text:span></text:p>
      <text:p text:style-name="P17"><text:span text:style-name="Source_20_Text"><text:s text:c="2"/>"type": ["VerifiableCredential", "GovernmentBenefitCredential"],</text:span></text:p>
      <text:p text:style-name="P17"><text:span text:style-name="Source_20_Text"><text:s text:c="2"/>"issuer": "https://gov.example.com/issuer",</text:span></text:p>
      <text:p text:style-name="P17"><text:span text:style-name="Source_20_Text"><text:s text:c="2"/>"issuanceDate": "2024-01-01T00:00:00Z",</text:span></text:p>
      <text:p text:style-name="P17"><text:span text:style-name="Source_20_Text"><text:s text:c="2"/>"credentialSubject": {</text:span></text:p>
      <text:p text:style-name="P17"><text:span text:style-name="Source_20_Text"><text:s text:c="4"/>"id": "did:web:user.example.com",</text:span></text:p>
      <text:p text:style-name="P17"><text:span text:style-name="Source_20_Text"><text:s text:c="4"/>"name": "Jane Doe",</text:span></text:p>
      <text:p text:style-name="P17"><text:span text:style-name="Source_20_Text"><text:s text:c="4"/>"dateOfBirth": "1990-01-01",</text:span></text:p>
      <text:p text:style-name="P17"><text:soft-page-break/><text:span text:style-name="Source_20_Text"><text:s text:c="4"/>"benefit": "Universal Credit"</text:span></text:p>
      <text:p text:style-name="P17"><text:span text:style-name="Source_20_Text"><text:s text:c="2"/>},</text:span></text:p>
      <text:p text:style-name="P17"><text:span text:style-name="Source_20_Text"><text:s text:c="2"/>"proof": {</text:span></text:p>
      <text:p text:style-name="P17"><text:span text:style-name="Source_20_Text"><text:s text:c="4"/>"type": "Ed25519Signature2020",</text:span></text:p>
      <text:p text:style-name="P17"><text:span text:style-name="Source_20_Text"><text:s text:c="4"/>"created": "2024-01-01T00:00:00Z",</text:span></text:p>
      <text:p text:style-name="P17"><text:span text:style-name="Source_20_Text"><text:s text:c="4"/>"proofPurpose": "assertionMethod",</text:span></text:p>
      <text:p text:style-name="P17"><text:span text:style-name="Source_20_Text"><text:s text:c="4"/>"verificationMethod": "https://gov.example.com/issuer#key-1",</text:span></text:p>
      <text:p text:style-name="P17"><text:span text:style-name="Source_20_Text"><text:s text:c="4"/>"jws": "eyJhbGciOiJFZERTQSJ9..."</text:span></text:p>
      <text:p text:style-name="P17"><text:span text:style-name="Source_20_Text"><text:s text:c="2"/>}</text:span></text:p>
      <text:p text:style-name="P17"><text:span text:style-name="Source_20_Text">}</text:span></text:p>
      <text:h text:style-name="P14" text:outline-level="3">OpenAPI Spec Example (Test VC Creator)</text:h>
      <text:p text:style-name="P15">yaml</text:p>
      <text:p text:style-name="P15">CopyEdit</text:p>
      <text:p text:style-name="P16"><text:span text:style-name="Source_20_Text">openapi: 3.0.0</text:span></text:p>
      <text:p text:style-name="P17"><text:span text:style-name="Source_20_Text">info:</text:span></text:p>
      <text:p text:style-name="P17"><text:span text:style-name="Source_20_Text"><text:s text:c="2"/>title: Test VC Creator API</text:span></text:p>
      <text:p text:style-name="P17"><text:span text:style-name="Source_20_Text"><text:s text:c="2"/>version: 1.0.0</text:span></text:p>
      <text:p text:style-name="P17"><text:span text:style-name="Source_20_Text">paths:</text:span></text:p>
      <text:p text:style-name="P17"><text:span text:style-name="Source_20_Text"><text:s text:c="2"/>/issue-test-vc:</text:span></text:p>
      <text:p text:style-name="P17"><text:span text:style-name="Source_20_Text"><text:s text:c="4"/>post:</text:span></text:p>
      <text:p text:style-name="P17"><text:span text:style-name="Source_20_Text"><text:s text:c="6"/>summary: Issue a test Verifiable Credential</text:span></text:p>
      <text:p text:style-name="P17"><text:span text:style-name="Source_20_Text"><text:s text:c="6"/>requestBody:</text:span></text:p>
      <text:p text:style-name="P17"><text:span text:style-name="Source_20_Text"><text:s text:c="8"/>required: true</text:span></text:p>
      <text:p text:style-name="P17"><text:span text:style-name="Source_20_Text"><text:s text:c="8"/>content:</text:span></text:p>
      <text:p text:style-name="P17"><text:span text:style-name="Source_20_Text"><text:s text:c="10"/>application/json:</text:span></text:p>
      <text:p text:style-name="P17"><text:soft-page-break/><text:span text:style-name="Source_20_Text"><text:s text:c="12"/>schema:</text:span></text:p>
      <text:p text:style-name="P17"><text:span text:style-name="Source_20_Text"><text:s text:c="14"/>type: object</text:span></text:p>
      <text:p text:style-name="P17"><text:span text:style-name="Source_20_Text"><text:s text:c="14"/>properties:</text:span></text:p>
      <text:p text:style-name="P17"><text:span text:style-name="Source_20_Text"><text:s text:c="16"/>name:</text:span></text:p>
      <text:p text:style-name="P17"><text:span text:style-name="Source_20_Text"><text:s text:c="18"/>type: string</text:span></text:p>
      <text:p text:style-name="P17"><text:span text:style-name="Source_20_Text"><text:s text:c="16"/>dateOfBirth:</text:span></text:p>
      <text:p text:style-name="P17"><text:span text:style-name="Source_20_Text"><text:s text:c="18"/>type: string</text:span></text:p>
      <text:p text:style-name="P17"><text:span text:style-name="Source_20_Text"><text:s text:c="16"/>benefit:</text:span></text:p>
      <text:p text:style-name="P17"><text:span text:style-name="Source_20_Text"><text:s text:c="18"/>type: string</text:span></text:p>
      <text:p text:style-name="P17"><text:span text:style-name="Source_20_Text"><text:s text:c="6"/>responses:</text:span></text:p>
      <text:p text:style-name="P17"><text:span text:style-name="Source_20_Text"><text:s text:c="8"/>'200':</text:span></text:p>
      <text:p text:style-name="P17"><text:span text:style-name="Source_20_Text"><text:s text:c="10"/>description: VC issued successfully</text:span></text:p>
      <text:p text:style-name="P17"><text:span text:style-name="Source_20_Text"><text:s text:c="10"/>content:</text:span></text:p>
      <text:p text:style-name="P17"><text:span text:style-name="Source_20_Text"><text:s text:c="12"/>application/json:</text:span></text:p>
      <text:p text:style-name="P17"><text:span text:style-name="Source_20_Text"><text:s text:c="14"/>schema:</text:span></text:p>
      <text:p text:style-name="P17"><text:span text:style-name="Source_20_Text"><text:s text:c="16"/>type: object</text:span></text:p>
      <text:p text:style-name="P17"><text:span text:style-name="Source_20_Text"><text:s text:c="16"/>properties:</text:span></text:p>
      <text:p text:style-name="P17"><text:span text:style-name="Source_20_Text"><text:s text:c="18"/>vc:</text:span></text:p>
      <text:p text:style-name="P17"><text:span text:style-name="Source_20_Text"><text:s text:c="20"/>type: object</text:span></text:p>
      <text:h text:style-name="P14" text:outline-level="3">Recommended Folder Structure</text:h>
      <text:p text:style-name="P15">pgsql</text:p>
      <text:p text:style-name="P15">CopyEdit</text:p>
      <text:p text:style-name="P16"><text:span text:style-name="Source_20_Text">service-name/</text:span></text:p>
      <text:p text:style-name="P17"><text:span text:style-name="Source_20_Text">├── src/</text:span></text:p>
      <text:p text:style-name="P17"><text:span text:style-name="Source_20_Text">│ <text:s text:c="2"/>├── index.js</text:span></text:p>
      <text:p text:style-name="P17"><text:soft-page-break/><text:span text:style-name="Source_20_Text">│ <text:s text:c="2"/>├── routes/</text:span></text:p>
      <text:p text:style-name="P17"><text:span text:style-name="Source_20_Text">│ <text:s text:c="2"/>└── controllers/</text:span></text:p>
      <text:p text:style-name="P17"><text:span text:style-name="Source_20_Text">├── tests/</text:span></text:p>
      <text:p text:style-name="P17"><text:span text:style-name="Source_20_Text">│ <text:s text:c="2"/>└── vc.test.js</text:span></text:p>
      <text:p text:style-name="P17"><text:span text:style-name="Source_20_Text">├── openapi.yaml</text:span></text:p>
      <text:p text:style-name="P17"><text:span text:style-name="Source_20_Text">├── Dockerfile</text:span></text:p>
      <text:p text:style-name="P17"><text:span text:style-name="Source_20_Text">├── .env.example</text:span></text:p>
      <text:p text:style-name="P17"><text:span text:style-name="Source_20_Text">└── README.md</text:span></text:p>
      <text:h text:style-name="P14" text:outline-level="3">VC Creator UI Wireframe Description</text:h>
      <text:p text:style-name="P3">The UI should include:</text:p>
      <text:list text:style-name="L8">
        <text:list-item>
          <text:p text:style-name="P18">WebID login button</text:p>
        </text:list-item>
        <text:list-item>
          <text:p text:style-name="P18">Form fields: Name, Date of Birth, Benefit Type</text:p>
        </text:list-item>
        <text:list-item>
          <text:p text:style-name="P18">'Generate VC' button</text:p>
        </text:list-item>
        <text:list-item>
          <text:p text:style-name="P18">VC preview panel</text:p>
        </text:list-item>
        <text:list-item>
          <text:p text:style-name="P18">'Store in Pod' button</text:p>
        </text:list-item>
      </text:list>
      <text:h text:style-name="P14" text:outline-level="3">Solid Pod Setup Instructions</text:h>
      <text:p text:style-name="P3">Use Community Solid Server locally:</text:p>
      <text:list text:style-name="L9">
        <text:list-item>
          <text:p text:style-name="P19">Run <text:span text:style-name="Source_20_Text">docker run -p 3000:3000 solidproject/community-solid-server</text:span></text:p>
        </text:list-item>
        <text:list-item>
          <text:p text:style-name="P19">Register a WebID at <text:a xlink:type="simple" xlink:href="http://localhost:3000/" office:target-frame-name="_new" xlink:show="replace" text:style-name="Internet_20_link" text:visited-style-name="Visited_20_Internet_20_Link">http://localhost:3000</text:a></text:p>
        </text:list-item>
        <text:list-item>
          <text:p text:style-name="P19">Use the WebID to authenticate in the VC Creator UI</text:p>
        </text:list-item>
      </text:list>
      <text:h text:style-name="P14" text:outline-level="3">Sample did:web DID Document</text:h>
      <text:p text:style-name="P15">json</text:p>
      <text:p text:style-name="P15"><text:soft-page-break/>CopyEdit</text:p>
      <text:p text:style-name="P16"><text:span text:style-name="Source_20_Text">{</text:span></text:p>
      <text:p text:style-name="P17"><text:span text:style-name="Source_20_Text"><text:s text:c="2"/>"@context": "https://www.w3.org/ns/did/v1",</text:span></text:p>
      <text:p text:style-name="P17"><text:span text:style-name="Source_20_Text"><text:s text:c="2"/>"id": "did:web:gov.example.com",</text:span></text:p>
      <text:p text:style-name="P17"><text:span text:style-name="Source_20_Text"><text:s text:c="2"/>"verificationMethod": [{</text:span></text:p>
      <text:p text:style-name="P17"><text:span text:style-name="Source_20_Text"><text:s text:c="4"/>"id": "did:web:gov.example.com#key-1",</text:span></text:p>
      <text:p text:style-name="P17"><text:span text:style-name="Source_20_Text"><text:s text:c="4"/>"type": "Ed25519VerificationKey2020",</text:span></text:p>
      <text:p text:style-name="P17"><text:span text:style-name="Source_20_Text"><text:s text:c="4"/>"controller": "did:web:gov.example.com",</text:span></text:p>
      <text:p text:style-name="P17"><text:span text:style-name="Source_20_Text"><text:s text:c="4"/>"publicKeyBase58": "DmgN7..."</text:span></text:p>
      <text:p text:style-name="P17"><text:span text:style-name="Source_20_Text"><text:s text:c="2"/>}],</text:span></text:p>
      <text:p text:style-name="P17"><text:span text:style-name="Source_20_Text"><text:s text:c="2"/>"assertionMethod": ["did:web:gov.example.com#key-1"]</text:span></text:p>
      <text:p text:style-name="P17"><text:span text:style-name="Source_20_Text">}</text:span></text:p>
      <text:h text:style-name="P14" text:outline-level="3">Error Handling Guidance</text:h>
      <text:list text:style-name="L10">
        <text:list-item>
          <text:p text:style-name="P20">Return 400 for malformed VC requests.</text:p>
        </text:list-item>
        <text:list-item>
          <text:p text:style-name="P20">Return 401 for unauthorized access to Solid Pod.</text:p>
        </text:list-item>
        <text:list-item>
          <text:p text:style-name="P20">Return 500 for internal errors with stack trace in logs.</text:p>
        </text:list-item>
      </text:list>
      <text:h text:style-name="P14" text:outline-level="3">User Roles and Personas</text:h>
      <text:list text:style-name="L11">
        <text:list-item>
          <text:p text:style-name="P21"><text:span text:style-name="Strong_20_Emphasis">Citizen</text:span>: Uses WebID to login and manage VCs.</text:p>
        </text:list-item>
        <text:list-item>
          <text:p text:style-name="P21"><text:span text:style-name="Strong_20_Emphasis">Developer</text:span>: Builds and tests microservices.</text:p>
        </text:list-item>
        <text:list-item>
          <text:p text:style-name="P21"><text:span text:style-name="Strong_20_Emphasis">Caseworker</text:span>: Uses MERN app to verify VCs.</text:p>
        </text:list-item>
      </text:list>
      <text:h text:style-name="P14" text:outline-level="3">.env.example Template</text:h>
      <text:p text:style-name="P15">makefile</text:p>
      <text:p text:style-name="P15">CopyEdit</text:p>
      <text:p text:style-name="P16"><text:span text:style-name="Source_20_Text">PORT=3001</text:span></text:p>
      <text:p text:style-name="P17"><text:span text:style-name="Source_20_Text">DID_SEED=abc123</text:span></text:p>
      <text:p text:style-name="P17"><text:soft-page-break/><text:span text:style-name="Source_20_Text">SOLID_IDP=https://localhost:3000</text:span></text:p>
      <text:p text:style-name="P17"><text:span text:style-name="Source_20_Text">WEBID=https://localhost:3000/profile/card#me</text:span></text:p>
      <text:p text:style-name="P17"><text:span text:style-name="Source_20_Text">PRIVATE_KEY=-----BEGIN PRIVATE KEY-----</text:span></text:p>
      <text:p text:style-name="P17"><text:span text:style-name="Source_20_Text">...</text:span></text:p>
      <text:p text:style-name="P17"><text:span text:style-name="Source_20_Text">-----END PRIVATE KEY-----</text:span></text:p>
      <text:h text:style-name="P14" text:outline-level="3">Local Development and CI Instructions</text:h>
      <text:p text:style-name="P3">To run locally:</text:p>
      <text:list text:style-name="L12">
        <text:list-item>
          <text:p text:style-name="P22">Clone the parent repo and submodules.</text:p>
        </text:list-item>
        <text:list-item>
          <text:p text:style-name="P22">Run <text:span text:style-name="Source_20_Text">docker-compose up</text:span>.</text:p>
        </text:list-item>
        <text:list-item>
          <text:p text:style-name="P22">Access services via localhost ports.</text:p>
        </text:list-item>
      </text:list>
      <text:p text:style-name="P3">To run tests:</text:p>
      <text:list text:style-name="L13">
        <text:list-item>
          <text:p text:style-name="P23">Navigate to each service folder.</text:p>
        </text:list-item>
        <text:list-item>
          <text:p text:style-name="P23">Run <text:span text:style-name="Source_20_Text">npm install &amp;&amp; npm test</text:span>.</text:p>
        </text:list-item>
      </text:list>
      <text:p text:style-name="P3">CI can be added using GitHub Actions with workflows for linting and testing.</text:p>
      <text:h text:style-name="P14" text:outline-level="3">DID Registry Service Technical Details (Moved from standalone section)</text:h>
      <text:h text:style-name="P24" text:outline-level="4">Purpose</text:h>
      <text:p text:style-name="P3">A lightweight service to:</text:p>
      <text:list text:style-name="L14">
        <text:list-item>
          <text:p text:style-name="P25">Register DIDs and associated DID Documents.</text:p>
        </text:list-item>
        <text:list-item>
          <text:p text:style-name="P25">Retrieve DID Documents for verification.</text:p>
        </text:list-item>
        <text:list-item>
          <text:p text:style-name="P25">Optionally update or deactivate DIDs (for more advanced use cases).</text:p>
        </text:list-item>
      </text:list>
      <text:h text:style-name="P24" text:outline-level="4">Core Features</text:h>
      <table:table table:name="Table1" table:style-name="Table1">
        <table:table-column table:style-name="Table1.A"/>
        <table:table-column table:style-name="Table1.B"/>
        <table:table-header-rows>
          <table:table-row>
            <table:table-cell table:style-name="Table1.A1" office:value-type="string">
              <text:p text:style-name="Table_20_Heading">Function</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registerDID</text:p>
          </table:table-cell>
          <table:table-cell table:style-name="Table1.A1" office:value-type="string">
            <text:p text:style-name="Table_20_Contents">Register a new DID and its DID Document</text:p>
          </table:table-cell>
        </table:table-row>
        <text:soft-page-break/>
        <table:table-row>
          <table:table-cell table:style-name="Table1.A1" office:value-type="string">
            <text:p text:style-name="Table_20_Contents">getDIDDocument</text:p>
          </table:table-cell>
          <table:table-cell table:style-name="Table1.A1" office:value-type="string">
            <text:p text:style-name="Table_20_Contents">Retrieve a DID Document by DID</text:p>
          </table:table-cell>
        </table:table-row>
        <table:table-row>
          <table:table-cell table:style-name="Table1.A1" office:value-type="string">
            <text:p text:style-name="Table_20_Contents">listDIDs</text:p>
          </table:table-cell>
          <table:table-cell table:style-name="Table1.A1" office:value-type="string">
            <text:p text:style-name="Table_20_Contents">List all registered DIDs (optional)</text:p>
          </table:table-cell>
        </table:table-row>
        <table:table-row>
          <table:table-cell table:style-name="Table1.A1" office:value-type="string">
            <text:p text:style-name="Table_20_Contents">updateDIDDocument</text:p>
          </table:table-cell>
          <table:table-cell table:style-name="Table1.A1" office:value-type="string">
            <text:p text:style-name="Table_20_Contents">Update an existing DID Document (optional)</text:p>
          </table:table-cell>
        </table:table-row>
        <table:table-row>
          <table:table-cell table:style-name="Table1.A1" office:value-type="string">
            <text:p text:style-name="Table_20_Contents">deactivateDID</text:p>
          </table:table-cell>
          <table:table-cell table:style-name="Table1.A1" office:value-type="string">
            <text:p text:style-name="Table_20_Contents">Mark a DID as inactive (optional)</text:p>
          </table:table-cell>
        </table:table-row>
      </table:table>
      <text:h text:style-name="P24" text:outline-level="4">API Design (RESTful)</text:h>
      <text:list text:style-name="L15">
        <text:list-item>
          <text:p text:style-name="P26"><text:span text:style-name="Strong_20_Emphasis">POST /dids</text:span>: Register a new DID.</text:p>
        </text:list-item>
        <text:list-item>
          <text:p text:style-name="P26"><text:span text:style-name="Strong_20_Emphasis">GET /dids/:did</text:span>: Retrieve a DID Document.</text:p>
        </text:list-item>
        <text:list-item>
          <text:p text:style-name="P26"><text:span text:style-name="Strong_20_Emphasis">GET /dids</text:span>: List all registered DIDs (optional).</text:p>
        </text:list-item>
      </text:list>
      <text:h text:style-name="P24" text:outline-level="4">Suggested Tech Stack</text:h>
      <table:table table:name="Table2" table:style-name="Table2">
        <table:table-column table:style-name="Table2.A"/>
        <table:table-column table:style-name="Table2.B"/>
        <table:table-header-rows>
          <table:table-row>
            <table:table-cell table:style-name="Table2.A1" office:value-type="string">
              <text:p text:style-name="Table_20_Heading">Component</text:p>
            </table:table-cell>
            <table:table-cell table:style-name="Table2.A1" office:value-type="string">
              <text:p text:style-name="Table_20_Heading">Tech</text:p>
            </table:table-cell>
          </table:table-row>
        </table:table-header-rows>
        <table:table-row>
          <table:table-cell table:style-name="Table2.A1" office:value-type="string">
            <text:p text:style-name="Table_20_Contents">Language</text:p>
          </table:table-cell>
          <table:table-cell table:style-name="Table2.A1" office:value-type="string">
            <text:p text:style-name="Table_20_Contents">Python (FastAPI) or Node.js (Express)</text:p>
          </table:table-cell>
        </table:table-row>
        <table:table-row>
          <table:table-cell table:style-name="Table2.A1" office:value-type="string">
            <text:p text:style-name="Table_20_Contents">Storage</text:p>
          </table:table-cell>
          <table:table-cell table:style-name="Table2.A1" office:value-type="string">
            <text:p text:style-name="Table_20_Contents">SQLite or MongoDB</text:p>
          </table:table-cell>
        </table:table-row>
        <table:table-row>
          <table:table-cell table:style-name="Table2.A1" office:value-type="string">
            <text:p text:style-name="Table_20_Contents">DID Tools</text:p>
          </table:table-cell>
          <table:table-cell table:style-name="Table2.A1" office:value-type="string">
            <text:p text:style-name="Table_20_Contents">DIDKit or Veramo</text:p>
          </table:table-cell>
        </table:table-row>
        <table:table-row>
          <table:table-cell table:style-name="Table2.A1" office:value-type="string">
            <text:p text:style-name="Table_20_Contents">Container</text:p>
          </table:table-cell>
          <table:table-cell table:style-name="Table2.A1" office:value-type="string">
            <text:p text:style-name="Table_20_Contents">Docker</text:p>
          </table:table-cell>
        </table:table-row>
        <table:table-row>
          <table:table-cell table:style-name="Table2.A1" office:value-type="string">
            <text:p text:style-name="Table_20_Contents">DID Method</text:p>
          </table:table-cell>
          <table:table-cell table:style-name="Table2.A1" office:value-type="string">
            <text:p text:style-name="Table_20_Contents">did:key or did:web for simplicity</text:p>
          </table:table-cell>
        </table:table-row>
      </table:table>
      <text:h text:style-name="P24" text:outline-level="4">Example Project Structure (FastAPI)</text:h>
      <text:p text:style-name="P15">css</text:p>
      <text:p text:style-name="P15">CopyEdit</text:p>
      <text:p text:style-name="P16"><text:span text:style-name="Source_20_Text">did-registry/</text:span></text:p>
      <text:p text:style-name="P17"><text:span text:style-name="Source_20_Text">├── app/</text:span></text:p>
      <text:p text:style-name="P17"><text:span text:style-name="Source_20_Text">│ <text:s text:c="2"/>├── main.py</text:span></text:p>
      <text:p text:style-name="P17"><text:span text:style-name="Source_20_Text">│ <text:s text:c="2"/>├── models.py</text:span></text:p>
      <text:p text:style-name="P17"><text:span text:style-name="Source_20_Text">│ <text:s text:c="2"/>├── routes.py</text:span></text:p>
      <text:p text:style-name="P17"><text:span text:style-name="Source_20_Text">│ <text:s text:c="2"/>└── db.py</text:span></text:p>
      <text:p text:style-name="P17"><text:span text:style-name="Source_20_Text">├── Dockerfile</text:span></text:p>
      <text:p text:style-name="P17"><text:span text:style-name="Source_20_Text">├── requirements.txt</text:span></text:p>
      <text:p text:style-name="P17"><text:span text:style-name="Source_20_Text">└── README.md</text:span></text:p>
      <text:h text:style-name="P24" text:outline-level="4"><text:soft-page-break/>Example Dockerfile (FastAPI)</text:h>
      <text:p text:style-name="P15">sql</text:p>
      <text:p text:style-name="P15">CopyEdit</text:p>
      <text:p text:style-name="P16"><text:span text:style-name="Source_20_Text">FROM python:3.11-slim</text:span></text:p>
      <text:p text:style-name="P17"/>
      <text:p text:style-name="P17"><text:span text:style-name="Source_20_Text">WORKDIR /app</text:span></text:p>
      <text:p text:style-name="P17"/>
      <text:p text:style-name="P17"><text:span text:style-name="Source_20_Text">COPY requirements.txt .</text:span></text:p>
      <text:p text:style-name="P17"><text:span text:style-name="Source_20_Text">RUN pip install --no-cache-dir -r requirements.txt</text:span></text:p>
      <text:p text:style-name="P17"/>
      <text:p text:style-name="P17"><text:span text:style-name="Source_20_Text">COPY ./app /app</text:span></text:p>
      <text:p text:style-name="P17"/>
      <text:p text:style-name="P17"><text:span text:style-name="Source_20_Text">CMD ["uvicorn", "main:app", "--host", "0.0.0.0", "--port", "8000"]</text:span></text:p>
      <text:h text:style-name="P24" text:outline-level="4">Example requirements.txt</text:h>
      <text:p text:style-name="P15">nginx</text:p>
      <text:p text:style-name="P15">CopyEdit</text:p>
      <text:p text:style-name="P16"><text:span text:style-name="Source_20_Text">fastapi</text:span></text:p>
      <text:p text:style-name="P17"><text:span text:style-name="Source_20_Text">uvicorn</text:span></text:p>
      <text:p text:style-name="P17"><text:span text:style-name="Source_20_Text">pydantic</text:span></text:p>
      <text:p text:style-name="P17"><text:span text:style-name="Source_20_Text">sqlalchemy</text:span></text:p>
      <text:h text:style-name="P24" text:outline-level="4">Existing Containers You Can Use or Extend</text:h>
      <text:list text:style-name="L16">
        <text:list-item>
          <text:p text:style-name="P27">SpruceID DIDKit Docker Image — includes CLI and HTTP server for DID and VC operations.</text:p>
        </text:list-item>
        <text:list-item>
          <text:p text:style-name="P27">Veramo Agent Docker Template — full-featured agent with DID and VC support, can be extended to include registry endpoints.</text:p>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mbria" svg:font-family="Cambr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MacOSX_AARCH64 LibreOffice_project/33e196637044ead23f5c3226cde09b47731f7e27</meta:generator>
    <dc:date>2025-07-15T18:17:56.175972000</dc:date>
    <meta:editing-duration>PT6M33S</meta:editing-duration>
    <meta:editing-cycles>1</meta:editing-cycles>
    <meta:document-statistic meta:table-count="2" meta:image-count="0" meta:object-count="0" meta:page-count="11" meta:paragraph-count="245" meta:word-count="1479" meta:character-count="10539" meta:non-whitespace-character-count="8935"/>
  </office:meta>
</office:document-meta>
</file>